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9" style:family="paragraph" style:parent-style-name="Standard">
      <style:text-properties fo:font-size="16pt" style:text-underline-style="none" fo:font-weight="normal" officeooo:rsid="001b9f13" officeooo:paragraph-rsid="001b9f1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b9f13" officeooo:paragraph-rsid="001b9f13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b9f13" officeooo:paragraph-rsid="001b9f1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style="italic" style:text-underline-style="none" fo:font-weight="bold" officeooo:rsid="001b9f13" officeooo:paragraph-rsid="001b9f13" style:font-size-asian="14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2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menos parte del ejercicio 10</text:p>
      <text:p text:style-name="P3"><text:soft-page-break/></text:p>
      <text:p text:style-name="P6">Ejercicio 1</text:p>
      <text:p text:style-name="P7"/>
      <text:p text:style-name="P7">clc</text:p>
      <text:p text:style-name="P7"></text:p>
      <text:p text:style-name="P7"></text:p>
      <text:p text:style-name="P7">v=[2 7.1 -1 2.3 44 11];</text:p>
      <text:p text:style-name="P7"></text:p>
      <text:p text:style-name="P7">fprintf('El maximo del vector es %d\n', max(v));</text:p>
      <text:p text:style-name="P7"/>
      <text:p text:style-name="P7"/>
      <text:p text:style-name="P6">Ejercicio 2</text:p>
      <text:p text:style-name="P4"/>
      <text:p text:style-name="P7">clc</text:p>
      <text:p text:style-name="P7"></text:p>
      <text:p text:style-name="P7"></text:p>
      <text:p text:style-name="P7">sumatotal=1;</text:p>
      <text:p text:style-name="P7"></text:p>
      <text:p text:style-name="P7">for i=2:1:10000</text:p>
      <text:p text:style-name="P7"><text:s text:c="4"/>sumatotal=sumatotal+(1/(i^2));</text:p>
      <text:p text:style-name="P7">end</text:p>
      <text:p text:style-name="P7"></text:p>
      <text:p text:style-name="P7"></text:p>
      <text:p text:style-name="P7">fprintf('La suma total vale: %f\n',sumatotal);</text:p>
      <text:p text:style-name="P7"/>
      <text:p text:style-name="P7"/>
      <text:p text:style-name="P6">Ejercicio 3</text:p>
      <text:p text:style-name="P4"/>
      <text:p text:style-name="P8">clc</text:p>
      <text:p text:style-name="P8"></text:p>
      <text:p text:style-name="P8"></text:p>
      <text:p text:style-name="P8"></text:p>
      <text:p text:style-name="P8">n=input('Introduce la posicion a buscar: ');</text:p>
      <text:p text:style-name="P8"></text:p>
      <text:p text:style-name="P8">vector=zeros(1,n);</text:p>
      <text:p text:style-name="P8"><text:soft-page-break/>vector(1)=1;</text:p>
      <text:p text:style-name="P8">vector(2)=1;</text:p>
      <text:p text:style-name="P8"></text:p>
      <text:p text:style-name="P8">for i=3:n</text:p>
      <text:p text:style-name="P8">vector(i)=vector(i)+vector(i-1)+vector(i-2);</text:p>
      <text:p text:style-name="P8">end</text:p>
      <text:p text:style-name="P8"></text:p>
      <text:p text:style-name="P8">fprintf('El numero en la posicion %d es %d\n',n,vector(n));</text:p>
      <text:p text:style-name="P8"/>
      <text:p text:style-name="P8"/>
      <text:p text:style-name="P6">Ejercicio 4</text:p>
      <text:p text:style-name="P8"/>
      <text:p text:style-name="P8">clc</text:p>
      <text:p text:style-name="P8"></text:p>
      <text:p text:style-name="P8">M=zeros(20,20);</text:p>
      <text:p text:style-name="P8"></text:p>
      <text:p text:style-name="P8">for i=1:20</text:p>
      <text:p text:style-name="P8"><text:s text:c="4"/>for j=1:20</text:p>
      <text:p text:style-name="P8"><text:s text:c="8"/>if(i==j)</text:p>
      <text:p text:style-name="P8"><text:s text:c="12"/>M(i,j)=1;</text:p>
      <text:p text:style-name="P8"><text:s text:c="8"/>end <text:s/></text:p>
      <text:p text:style-name="P8"><text:s text:c="4"/>end</text:p>
      <text:p text:style-name="P8">end</text:p>
      <text:p text:style-name="P8"></text:p>
      <text:p text:style-name="P8"></text:p>
      <text:p text:style-name="P8">for i=1:19</text:p>
      <text:p text:style-name="P8"><text:s text:c="4"/>M(i,i+1)=2;</text:p>
      <text:p text:style-name="P8">end</text:p>
      <text:p text:style-name="P8"></text:p>
      <text:p text:style-name="P8">for i=2:20</text:p>
      <text:p text:style-name="P8"><text:s text:c="4"/>M(i,i-1)=-3;</text:p>
      <text:p text:style-name="P8">end</text:p>
      <text:p text:style-name="P8"></text:p>
      <text:p text:style-name="P8"></text:p>
      <text:p text:style-name="P8"></text:p>
      <text:p text:style-name="P8"></text:p>
      <text:p text:style-name="P8">for i=1:20</text:p>
      <text:p text:style-name="P8"><text:s text:c="4"/>for j=1:20</text:p>
      <text:p text:style-name="P8"><text:soft-page-break/><text:s text:c="8"/>fprintf('%d',M(i,j));</text:p>
      <text:p text:style-name="P8"><text:s text:c="4"/>end</text:p>
      <text:p text:style-name="P8"><text:s text:c="4"/>fprintf('\n');</text:p>
      <text:p text:style-name="P8">end</text:p>
      <text:p text:style-name="P8"></text:p>
      <text:p text:style-name="P8"></text:p>
      <text:p text:style-name="P8"></text:p>
      <text:p text:style-name="P8"></text:p>
      <text:p text:style-name="P8"></text:p>
      <text:p text:style-name="P8"></text:p>
      <text:p text:style-name="P8">%CALCULAR LA SUMA DE LA OPERACION</text:p>
      <text:p text:style-name="P8"></text:p>
      <text:p text:style-name="P8">AUX=zeros(20,20);</text:p>
      <text:p text:style-name="P8">I=zeros(20,20);</text:p>
      <text:p text:style-name="P8">for i=1:20</text:p>
      <text:p text:style-name="P8"><text:s text:c="4"/>for j=1:20</text:p>
      <text:p text:style-name="P8"><text:s text:c="8"/>if(i==j)</text:p>
      <text:p text:style-name="P8"><text:s text:c="12"/>I(i,j)=1;</text:p>
      <text:p text:style-name="P8"><text:s text:c="8"/>end</text:p>
      <text:p text:style-name="P8"><text:s text:c="4"/>end</text:p>
      <text:p text:style-name="P8">end</text:p>
      <text:p text:style-name="P8"></text:p>
      <text:p text:style-name="P8">sumatotal=0;</text:p>
      <text:p text:style-name="P8"></text:p>
      <text:p text:style-name="P8">AUX=M*M;</text:p>
      <text:p text:style-name="P8">AUX=AUX-6*M;</text:p>
      <text:p text:style-name="P8">AUX=AUX+5*I;</text:p>
      <text:p text:style-name="P8"></text:p>
      <text:p text:style-name="P8">for i=1:20</text:p>
      <text:p text:style-name="P8"><text:s text:c="4"/>for j=1:20</text:p>
      <text:p text:style-name="P8"><text:s text:c="8"/>sumatotal=sumatotal+AUX(i,j);</text:p>
      <text:p text:style-name="P8"><text:s text:c="4"/>end</text:p>
      <text:p text:style-name="P8">end</text:p>
      <text:p text:style-name="P8"></text:p>
      <text:p text:style-name="P8"></text:p>
      <text:p text:style-name="P8">fprintf('\n\n La suma total vale: %d\n',sumatotal);</text:p>
      <text:p text:style-name="P8"/>
      <text:p text:style-name="P8"/>
      <text:p text:style-name="P8"/>
      <text:p text:style-name="P6"><text:soft-page-break/>Ejercicio 5</text:p>
      <text:p text:style-name="P8"/>
      <text:p text:style-name="P8"/>
      <text:p text:style-name="P8">%El código 1 crea una matriz A de tamaño 1000*1000 asignandole</text:p>
      <text:p text:style-name="P8">%numeros</text:p>
      <text:p text:style-name="P8">%aleatorios entre 0 y 1. Después crea una matriz S de tamaño 1000*1000 %e</text:p>
      <text:p text:style-name="P8">%inicializa todos sus elementos a 0. Y por ultimo realiza la operacion:</text:p>
      <text:p text:style-name="P8">%S=S+A^i 10 veces.</text:p>
      <text:p text:style-name="P8"></text:p>
      <text:p text:style-name="P8"></text:p>
      <text:p text:style-name="P8">%El código 2 crea una matriz A de tamaño 1000*1000 asignandole %numeros</text:p>
      <text:p text:style-name="P8">%aleatorios entre 0 y 1. Después crea una matriz S de tamaño 1000*1000 %e</text:p>
      <text:p text:style-name="P8">%inicializa todos sus elementos a 0. Le asigna a la variable potencia</text:p>
      <text:p text:style-name="P8">%la matriz identidad de 1000*1000. Realiza 10 veces las operaciones:</text:p>
      <text:p text:style-name="P8">%potencia=potencia*A y S=S+potencia.</text:p>
      <text:p text:style-name="P8"></text:p>
      <text:p text:style-name="P8"></text:p>
      <text:p text:style-name="P8"></text:p>
      <text:p text:style-name="P8">%Es mas eficiente el código número 2 ya que tarda menos tiempo y en el</text:p>
      <text:p text:style-name="P8">%numero 2 solo se hacen operaciones de suma(10 operaciones) y </text:p>
      <text:p text:style-name="P8">%multiplicación(10 operaciones) mientras que en el número 1 tiene que </text:p>
      <text:p text:style-name="P8">%realizar tantas multiplicaciones como valores tenga la i(+10 operaciones</text:p>
      <text:p text:style-name="P8">%de multiplicacion)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jercicio 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Apartado e</text:p>
      <text:p text:style-name="P8">clc</text:p>
      <text:p text:style-name="P8"></text:p>
      <text:p text:style-name="P8"></text:p>
      <text:p text:style-name="P8"></text:p>
      <text:p text:style-name="P8">n=input('Introduce el numero de sumandos: ');</text:p>
      <text:p text:style-name="P8"></text:p>
      <text:p text:style-name="P8">B=zeros(3,3);</text:p>
      <text:p text:style-name="P8">B(1,2)=1/3;</text:p>
      <text:p text:style-name="P8">B(2,1)=1/3;</text:p>
      <text:p text:style-name="P8">B(3,3)=1/3;</text:p>
      <text:p text:style-name="P8">sumatotalB=1;</text:p>
      <text:p text:style-name="P8"></text:p>
      <text:p text:style-name="P8">A=zeros(3,3);</text:p>
      <text:p text:style-name="P8">A(1,1)=1;</text:p>
      <text:p text:style-name="P8">A(2,2)=1;</text:p>
      <text:p text:style-name="P8">A(3,3)=1;</text:p>
      <text:p text:style-name="P8">sumatotalA=1;</text:p>
      <text:p text:style-name="P8"></text:p>
      <text:p text:style-name="P8">S=zeros(3,3);</text:p>
      <text:p text:style-name="P8"></text:p>
      <text:p text:style-name="P8"></text:p>
      <text:p text:style-name="P8">for i=2:2:n</text:p>
      <text:p text:style-name="P8"><text:s text:c="4"/>sumatotalB=sumatotalB+1/(3^i);</text:p>
      <text:p text:style-name="P8"><text:s text:c="4"/>sumatotalA=sumatotalA+1/(3^i);</text:p>
      <text:p text:style-name="P8">end</text:p>
      <text:p text:style-name="P8"></text:p>
      <text:p text:style-name="P8">fprintf('Valor de la suma A: %f\n',sumatotalA);</text:p>
      <text:p text:style-name="P8">fprintf('Valor de la suma B: %f\n',sumatotalB);</text:p>
      <text:p text:style-name="P8">S=sumatotalA*A+sumatotalB*B;</text:p>
      <text:p text:style-name="P8">S</text:p>
      <text:p text:style-name="P8"><text:s text:c="4"/>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Ejercicio 7</text:p>
      <text:p text:style-name="P13"/>
      <text:p text:style-name="P8">clc</text:p>
      <text:p text:style-name="P8"></text:p>
      <text:p text:style-name="P8"></text:p>
      <text:p text:style-name="P8">vector=ceil(100*rand(1,1000)); <text:s/>%ceil redondea un numero entre 0 y 1 multiplicado por 100</text:p>
      <text:p text:style-name="P8"></text:p>
      <text:p text:style-name="P8">n=input('Introduce el numero a buscar: ');</text:p>
      <text:p text:style-name="P8"></text:p>
      <text:p text:style-name="P8">nveces=0;</text:p>
      <text:p text:style-name="P8"></text:p>
      <text:p text:style-name="P8">for i=1:1000</text:p>
      <text:p text:style-name="P8"><text:s text:c="4"/>if(vector(1,i)==n)</text:p>
      <text:p text:style-name="P8"><text:s text:c="8"/>fprintf('Elemento encontrado en vector[%d]\n',i);</text:p>
      <text:p text:style-name="P8"><text:s text:c="8"/>nveces=nveces+1;</text:p>
      <text:p text:style-name="P8"><text:s text:c="4"/>end</text:p>
      <text:p text:style-name="P8">end</text:p>
      <text:p text:style-name="P8"></text:p>
      <text:p text:style-name="P8"></text:p>
      <text:p text:style-name="P8">fprintf('El elemento %d ha aparecido %d veces\n',n,nveces);</text:p>
      <text:p text:style-name="P8"></text:p>
      <text:p text:style-name="P8"/>
      <text:p text:style-name="P6">Ejercicio 8</text:p>
      <text:p text:style-name="P8"/>
      <text:p text:style-name="P11">Funcion</text:p>
      <text:p text:style-name="P11"/>
      <text:p text:style-name="P9">function [sumatotal]=misuma(x,n)</text:p>
      <text:p text:style-name="P9">sumatotal=1;</text:p>
      <text:p text:style-name="P9">for i=2:n</text:p>
      <text:p text:style-name="P9"><text:s text:c="3"/>sumatotal=sumatotal+i*(x^(i-1)); </text:p>
      <text:p text:style-name="P9">end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Programa principal</text:p>
      <text:p text:style-name="P8"></text:p>
      <text:p text:style-name="P8">clc</text:p>
      <text:p text:style-name="P8"></text:p>
      <text:p text:style-name="P8"></text:p>
      <text:p text:style-name="P8">x=input('Introduce el valor de x: ');</text:p>
      <text:p text:style-name="P8">n=input('Introduce el valor de n: ');</text:p>
      <text:p text:style-name="P8"></text:p>
      <text:p text:style-name="P8">suma=misuma(x,n);</text:p>
      <text:p text:style-name="P8"></text:p>
      <text:p text:style-name="P8">fprintf('La suma total vale %2.f\n',suma);</text:p>
      <text:p text:style-name="P8"/>
      <text:p text:style-name="P8"/>
      <text:p text:style-name="P6">Ejercicio 9</text:p>
      <text:p text:style-name="P8"/>
      <text:p text:style-name="P11">Funcion</text:p>
      <text:p text:style-name="P8"/>
      <text:p text:style-name="P8">function []=bits(n)</text:p>
      <text:p text:style-name="P8"></text:p>
      <text:p text:style-name="P8">switch n</text:p>
      <text:p text:style-name="P8"><text:s text:c="4"/>case 0</text:p>
      <text:p text:style-name="P8"><text:s text:c="7"/>fprintf('El numero es 00000\n')</text:p>
      <text:p text:style-name="P8"><text:s text:c="4"/>case 1</text:p>
      <text:p text:style-name="P8"><text:s text:c="7"/>fprintf('El numero es 00001\n')</text:p>
      <text:p text:style-name="P8"><text:s text:c="4"/>case 2</text:p>
      <text:p text:style-name="P8"><text:s text:c="7"/>fprintf('El numero es 00010\n')</text:p>
      <text:p text:style-name="P8"><text:s text:c="4"/>case 3</text:p>
      <text:p text:style-name="P8"><text:s text:c="7"/>fprintf('El numero es 00011\n')</text:p>
      <text:p text:style-name="P8"><text:s text:c="4"/>case 4</text:p>
      <text:p text:style-name="P8"><text:s text:c="7"/>fprintf('El numero es 00100\n')</text:p>
      <text:p text:style-name="P8"><text:s text:c="4"/>case 5</text:p>
      <text:p text:style-name="P8"><text:s text:c="7"/>fprintf('El numero es 00101\n')</text:p>
      <text:p text:style-name="P8"><text:s text:c="4"/>case 6</text:p>
      <text:p text:style-name="P8"><text:s text:c="7"/>fprintf('El numero es 00110\n')</text:p>
      <text:p text:style-name="P8"><text:s text:c="4"/>case 7</text:p>
      <text:p text:style-name="P8"><text:s text:c="7"/>fprintf('El numero es 00111\n')</text:p>
      <text:p text:style-name="P8"><text:s text:c="4"/>case 8</text:p>
      <text:p text:style-name="P8"><text:s text:c="7"/>fprintf('El numero es 01000\n')</text:p>
      <text:p text:style-name="P8"><text:soft-page-break/><text:s text:c="4"/>case 9</text:p>
      <text:p text:style-name="P8"><text:s text:c="7"/>fprintf('El numero es 01001\n')</text:p>
      <text:p text:style-name="P8"><text:s text:c="4"/>case 10</text:p>
      <text:p text:style-name="P8"><text:s text:c="7"/>fprintf('El numero es 01010\n')</text:p>
      <text:p text:style-name="P8"><text:s text:c="4"/>case 11</text:p>
      <text:p text:style-name="P8"><text:s text:c="7"/>fprintf('El numero es 01011\n')</text:p>
      <text:p text:style-name="P8"><text:s text:c="4"/>case 12</text:p>
      <text:p text:style-name="P8"><text:s text:c="7"/>fprintf('El numero es 01100\n')</text:p>
      <text:p text:style-name="P8"><text:s text:c="4"/>case 13</text:p>
      <text:p text:style-name="P8"><text:s text:c="7"/>fprintf('El numero es 01101\n')</text:p>
      <text:p text:style-name="P8"><text:s text:c="4"/>case 14</text:p>
      <text:p text:style-name="P8"><text:s text:c="7"/>fprintf('El numero es 01110\n')</text:p>
      <text:p text:style-name="P8"><text:s text:c="4"/>case 15</text:p>
      <text:p text:style-name="P8"><text:s text:c="7"/>fprintf('El numero es 01111\n')</text:p>
      <text:p text:style-name="P8"><text:s text:c="4"/>case 16</text:p>
      <text:p text:style-name="P8"><text:s text:c="7"/>fprintf('El numero es 10000\n')</text:p>
      <text:p text:style-name="P8"><text:s text:c="4"/>case 17</text:p>
      <text:p text:style-name="P8"><text:s text:c="7"/>fprintf('El numero es 10001\n')</text:p>
      <text:p text:style-name="P8"><text:s text:c="4"/>case 18</text:p>
      <text:p text:style-name="P8"><text:s text:c="7"/>fprintf('El numero es 10010\n')</text:p>
      <text:p text:style-name="P8"><text:s text:c="4"/>case 19</text:p>
      <text:p text:style-name="P8"><text:s text:c="7"/>fprintf('El numero es 10011\n')</text:p>
      <text:p text:style-name="P8"><text:s text:c="4"/>case 20</text:p>
      <text:p text:style-name="P8"><text:s text:c="7"/>fprintf('El numero es 10100\n')</text:p>
      <text:p text:style-name="P8"><text:s text:c="4"/>case 21</text:p>
      <text:p text:style-name="P8"><text:s text:c="7"/>fprintf('El numero es 10101\n')</text:p>
      <text:p text:style-name="P8"><text:s text:c="4"/>case 22</text:p>
      <text:p text:style-name="P8"><text:s text:c="7"/>fprintf('El numero es 10110\n')</text:p>
      <text:p text:style-name="P8"><text:s text:c="4"/>case 23</text:p>
      <text:p text:style-name="P8"><text:s text:c="7"/>fprintf('El numero es 10111\n')</text:p>
      <text:p text:style-name="P8"><text:s text:c="4"/>case 24</text:p>
      <text:p text:style-name="P8"><text:s text:c="7"/>fprintf('El numero es 11000\n')</text:p>
      <text:p text:style-name="P8"><text:s text:c="4"/>case 25</text:p>
      <text:p text:style-name="P8"><text:s text:c="7"/>fprintf('El numero es 11001\n')</text:p>
      <text:p text:style-name="P8"><text:s text:c="4"/>case 26</text:p>
      <text:p text:style-name="P8"><text:s text:c="7"/>fprintf('El numero es 11010\n')</text:p>
      <text:p text:style-name="P8"><text:s text:c="4"/>case 27</text:p>
      <text:p text:style-name="P8"><text:s text:c="7"/>fprintf('El numero es 11011\n')</text:p>
      <text:p text:style-name="P8"><text:s text:c="4"/>case 28</text:p>
      <text:p text:style-name="P8"><text:soft-page-break/><text:s text:c="7"/>fprintf('El numero es 11100\n')</text:p>
      <text:p text:style-name="P8"><text:s text:c="4"/>case 29</text:p>
      <text:p text:style-name="P8"><text:s text:c="7"/>fprintf('El numero es 11101\n')</text:p>
      <text:p text:style-name="P8"><text:s text:c="4"/>case 30</text:p>
      <text:p text:style-name="P8"><text:s text:c="7"/>fprintf('El numero es 11110\n')</text:p>
      <text:p text:style-name="P8"><text:s text:c="4"/>case 31</text:p>
      <text:p text:style-name="P8"><text:s text:c="7"/>fprintf('El numero es 11111\n') </text:p>
      <text:p text:style-name="P8">end</text:p>
      <text:p text:style-name="P7"/>
      <text:p text:style-name="P7"/>
      <text:p text:style-name="P7"/>
      <text:p text:style-name="P12">Programa principal</text:p>
      <text:p text:style-name="P12"/>
      <text:p text:style-name="P10">clc</text:p>
      <text:p text:style-name="P10"></text:p>
      <text:p text:style-name="P10"></text:p>
      <text:p text:style-name="P10">n=input('Introduce el numero: ');</text:p>
      <text:p text:style-name="P10"></text:p>
      <text:p text:style-name="P10">bits(n);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Ejercicio 10</text:p>
      <text:p text:style-name="P10"/>
      <text:p text:style-name="P10"/>
      <text:p text:style-name="P10">clc</text:p>
      <text:p text:style-name="P10"></text:p>
      <text:p text:style-name="P10"></text:p>
      <text:p text:style-name="P10">A=imread('estegolsb1.png');</text:p>
      <text:p text:style-name="P10">imshow(A);</text:p>
      <text:p text:style-name="P10">B=A(1, 1:15)</text:p>
      <text:p text:style-name="P10"></text:p>
      <text:p text:style-name="P10">for i=1:15</text:p>
      <text:p text:style-name="P10"><text:s text:c="4"/>if(mod(B(i),2)==0)</text:p>
      <text:p text:style-name="P10"><text:s text:c="8"/>bit(i)=0;</text:p>
      <text:p text:style-name="P10"><text:s text:c="4"/>end</text:p>
      <text:p text:style-name="P10"><text:s text:c="4"/></text:p>
      <text:p text:style-name="P10"><text:s text:c="4"/>if(mod(B(i),2)~=0)</text:p>
      <text:p text:style-name="P10"><text:s text:c="8"/>bit(i)=1;</text:p>
      <text:p text:style-name="P10"><text:s text:c="4"/>end</text:p>
      <text:p text:style-name="P10">end</text:p>
      <text:p text:style-name="P10"></text:p>
      <text:p text:style-name="P10">bit</text:p>
      <text:p text:style-name="P10"></text:p>
      <text:p text:style-name="P10">sumaA=0;</text:p>
      <text:p text:style-name="P10">elevado=4;</text:p>
      <text:p text:style-name="P10"></text:p>
      <text:p text:style-name="P10">for i=1:5</text:p>
      <text:p text:style-name="P10"><text:s text:c="4"/></text:p>
      <text:p text:style-name="P10"><text:s text:c="3"/>if(bit(i)==1)</text:p>
      <text:p text:style-name="P10"><text:s text:c="7"/>sumaA=sumaA+2^(elevado);</text:p>
      <text:p text:style-name="P10"><text:s text:c="7"/>elevado=elevado-1;</text:p>
      <text:p text:style-name="P10"><text:s text:c="3"/>end</text:p>
      <text:p text:style-name="P10"><text:s text:c="3"/></text:p>
      <text:p text:style-name="P10"><text:s text:c="3"/>if(bit(i)==0)</text:p>
      <text:p text:style-name="P10"><text:s text:c="7"/>elevado=elevado-1;</text:p>
      <text:p text:style-name="P10"><text:s text:c="3"/>end</text:p>
      <text:p text:style-name="P10">end</text:p>
      <text:p text:style-name="P10"></text:p>
      <text:p text:style-name="P10">fprintf('Primer numero %d\n',sumaA);</text:p>
      <text:p text:style-name="P10"><text:soft-page-break/></text:p>
      <text:p text:style-name="P10"></text:p>
      <text:p text:style-name="P10">elevado=4;</text:p>
      <text:p text:style-name="P10">sumaB=0;</text:p>
      <text:p text:style-name="P10">for i=6:10</text:p>
      <text:p text:style-name="P10"><text:s text:c="4"/></text:p>
      <text:p text:style-name="P10"><text:s text:c="3"/>if(bit(i)==1)</text:p>
      <text:p text:style-name="P10"><text:s text:c="7"/>sumaB=sumaB+2^(elevado);</text:p>
      <text:p text:style-name="P10"><text:s text:c="7"/>elevado=elevado-1;</text:p>
      <text:p text:style-name="P10"><text:s text:c="3"/>end</text:p>
      <text:p text:style-name="P10"><text:s text:c="3"/></text:p>
      <text:p text:style-name="P10"><text:s text:c="3"/>if(bit(i)==0)</text:p>
      <text:p text:style-name="P10"><text:s text:c="7"/>elevado=elevado-1;</text:p>
      <text:p text:style-name="P10"><text:s text:c="3"/>end</text:p>
      <text:p text:style-name="P10">end</text:p>
      <text:p text:style-name="P10"></text:p>
      <text:p text:style-name="P10"><text:s text:c="2"/>fprintf('Segundo numero %d\n',sumaB); <text:s/></text:p>
      <text:p text:style-name="P10"><text:s text:c="2"/></text:p>
      <text:p text:style-name="P10"><text:s text:c="2"/></text:p>
      <text:p text:style-name="P10"><text:s text:c="2"/>elevado=4;</text:p>
      <text:p text:style-name="P10"><text:s text:c="2"/>sumaC=0;</text:p>
      <text:p text:style-name="P10">for i=11:15</text:p>
      <text:p text:style-name="P10"><text:s text:c="4"/></text:p>
      <text:p text:style-name="P10"><text:s text:c="3"/>if(bit(i)==1)</text:p>
      <text:p text:style-name="P10"><text:s text:c="7"/>sumaC=sumaC+2^(elevado);</text:p>
      <text:p text:style-name="P10"><text:s text:c="7"/>elevado=elevado-1;</text:p>
      <text:p text:style-name="P10"><text:s text:c="3"/>end</text:p>
      <text:p text:style-name="P10"><text:s text:c="3"/></text:p>
      <text:p text:style-name="P10"><text:s text:c="3"/>if(bit(i)==0)</text:p>
      <text:p text:style-name="P10"><text:s text:c="7"/>elevado=elevado-1;</text:p>
      <text:p text:style-name="P10"><text:s text:c="3"/>end</text:p>
      <text:p text:style-name="P10">end</text:p>
      <text:p text:style-name="P10"></text:p>
      <text:p text:style-name="P10"><text:s text:c="2"/>fprintf('Tercer numero %d\n',sumaC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3-03T11:17:11.654446968</dc:date>
    <meta:editing-duration>PT10M45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3" meta:paragraph-count="342" meta:word-count="653" meta:character-count="5730" meta:non-whitespace-character-count="4327"/>
  </office:meta>
</office:document-meta>
</file>